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7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8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29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0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1" style:parent-style-name="Standard" style:family="paragraph">
      <style:paragraph-properties fo:text-align="center"/>
      <style:text-properties fo:font-weight="bold" style:font-weight-asian="bold" style:font-weight-complex="bold"/>
    </style:style>
    <style:style style:name="P32" style:parent-style-name="Standard" style:family="paragraph">
      <style:paragraph-properties fo:text-align="center"/>
    </style:style>
    <style:style style:name="T33" style:parent-style-name="Domyślnaczcionkaakapitu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OPIEKUN W DOMU POMOCY SPOŁECZNEJ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JĘZYK ANGIELSKI</text:p>
      <text:p text:style-name="P11"/>
      <text:p text:style-name="P12"/>
      <text:p text:style-name="P13"/>
      <text:p text:style-name="P14"/>
      <text:p text:style-name="P15"/>
      <text:p text:style-name="P16"/>
      <text:p text:style-name="P17">TEMAT PRACY KONTROLNEJ</text:p>
      <text:p text:style-name="P18"/>
      <text:p text:style-name="P19"/>
      <text:p text:style-name="P20"/>
      <text:p text:style-name="P21"/>
      <text:p text:style-name="P22"/>
      <text:p text:style-name="P23"/>
      <text:p text:style-name="P24">OPIS OPIEKUNA DOMU POMOCY SPOŁECZNEJ</text:p>
      <text:p text:style-name="P25"/>
      <text:p text:style-name="P26"/>
      <text:p text:style-name="P27">DORADZANIE W ZAKRESIE PLANOWANIA WYDATKÓW</text:p>
      <text:p text:style-name="P28">U OSÓB<text:s/>NIESAMODZIELNYCH</text:p>
      <text:p text:style-name="P29"/>
      <text:p text:style-name="P30"/>
      <text:p text:style-name="P31">PIELĘGNACJA I DBANIE O ZDROWIE I</text:p>
      <text:p text:style-name="P32"><text:span text:style-name="T33">HIGIENĘ OSOBISTA OSÓB STARSZYCH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agłówek1" style:display-name="Nagłówek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Nagłówek2" style:display-name="Nagłówek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Nagłówek3" style:display-name="Nagłówek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ytuł" style:display-name="Tytuł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Podtytuł" style:display-name="Podtytuł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akub Olszak</dc:creator>
    <meta:creation-date>2015-12-28T07:29:00Z</meta:creation-date>
    <dc:date>2017-10-22T19:00:00Z</dc:date>
    <meta:template xlink:href="Normal" xlink:type="simple"/>
    <meta:editing-cycles>4</meta:editing-cycles>
    <meta:editing-duration>PT540S</meta:editing-duration>
    <meta:document-statistic meta:page-count="1" meta:paragraph-count="1" meta:word-count="37" meta:character-count="263" meta:row-count="1" meta:non-whitespace-character-count="227"/>
  </office:meta>
</office:document-meta>
</file>